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 Light" svg:font-family="'Ubuntu Light'"/>
    <style:font-face style:name="FreeMono" svg:font-family="FreeMono" style:font-family-generic="modern" style:font-pitch="fixed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 Light" svg:font-family="'Ubuntu Light'"/>
    <style:font-face style:name="FreeMono" svg:font-family="FreeMono" style:font-family-generic="modern" style:font-pitch="fixed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Ubuntu Light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FreeMono"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FreeMono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FreeMono"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</meta:initial-creator>
    <meta:creation-date>2013-06-16T00:15:5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3.5$Linux_X86_64 LibreOffice_project/350m1$Build-2</meta:generator>
  </office:meta>
</office:document-meta>
</file>